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font-style="normal" style:font-style-asian="normal" style:font-style-complex="normal"/>
    </style:style>
    <style:style style:name="P2" style:family="paragraph" style:parent-style-name="Standard">
      <style:paragraph-properties fo:margin-left="0.3in" fo:margin-right="0in" fo:text-indent="0in" style:auto-text-indent="false"/>
      <style:text-properties style:font-name="Courier 10 Pitch" fo:font-size="8pt" fo:font-style="normal" style:font-size-asian="8pt" style:font-style-asian="normal" style:font-size-complex="8pt" style:font-style-complex="normal"/>
    </style:style>
    <style:style style:name="P3" style:family="paragraph" style:parent-style-name="Standard">
      <style:paragraph-properties fo:margin-left="0.3in" fo:margin-right="0in" fo:text-indent="0in" style:auto-text-indent="false"/>
      <style:text-properties style:font-name="Courier 10 Pitch" fo:font-size="8pt" fo:font-style="normal" fo:font-weight="bold" style:font-size-asian="8pt" style:font-style-asian="normal" style:font-weight-asian="bold" style:font-size-complex="8pt" style:font-style-complex="normal" style:font-weight-complex="bold"/>
    </style:style>
    <style:style style:name="P4" style:family="paragraph" style:parent-style-name="Standard">
      <style:paragraph-properties fo:margin-left="0in" fo:margin-right="0in" fo:text-indent="0in" style:auto-text-indent="false"/>
      <style:text-properties style:font-name="Courier 10 Pitch" fo:font-size="8pt" fo:font-style="normal" style:font-size-asian="8pt" style:font-style-asian="normal" style:font-size-complex="8pt" style:font-style-complex="normal"/>
    </style:style>
    <style:style style:name="P5" style:family="paragraph" style:parent-style-name="Standard" style:list-style-name="L1"/>
    <style:style style:name="P6" style:family="paragraph" style:parent-style-name="Standard" style:list-style-name="L1">
      <style:text-properties style:font-name="Courier 10 Pitch" fo:font-style="normal" style:font-style-asian="normal" style:font-style-complex="normal"/>
    </style:style>
    <style:style style:name="P7" style:family="paragraph" style:parent-style-name="Standard" style:list-style-name="L1">
      <style:text-properties style:font-name="Liberation Serif" fo:font-style="normal" style:font-style-asian="normal" style:font-style-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Liberation Serif" fo:font-style="normal" style:font-style-asian="normal" style:font-style-complex="normal"/>
    </style:style>
    <style:style style:name="T5" style:family="text">
      <style:text-properties style:font-name="Liberation Serif" fo:font-style="normal" fo:font-weight="bold" style:font-style-asian="normal" style:font-style-complex="normal"/>
    </style:style>
    <style:style style:name="T6" style:family="text">
      <style:text-properties style:font-name="Liberation Serif" fo:font-weight="bold" style:font-weight-asian="bold" style:font-weight-complex="bold"/>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style:font-name="Liberation Serif" fo:font-size="10pt" style:font-size-asian="10pt" style:font-size-complex="10pt"/>
    </style:style>
    <style:style style:name="T10"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se 2 : Servicios web Axis2 vs Clientes .Net</text:p>
      <text:p text:style-name="Standard"/>
      <text:p text:style-name="P8">Puesta en marcha de servicios Axis2 en entorno de desarrollo (Netbeans 6.7.)</text:p>
      <text:p text:style-name="Standard"/>
      <text:list xml:id="list837204090" text:style-name="L1">
        <text:list-item>
          <text:p text:style-name="P7">Instalar Sun JDK 1.6.0_20 en el equipo de desarrollo GuilleLaptop.</text:p>
        </text:list-item>
        <text:list-item>
          <text:p text:style-name="P7">JAVA_HOME = /usr/lib/jvm/java-6-sun-1.6.0.20</text:p>
        </text:list-item>
        <text:list-item>
          <text:p text:style-name="P7">Habilitar servidor de prueba Tomcat 6.0.18 desde el entorno NetBeans 6.7.</text:p>
        </text:list-item>
        <text:list-item>
          <text:p text:style-name="P5">Incluir usuario con rol “manager” en el fichero configuración: <text:span text:style-name="T10">/home/guille/.netbeans/6.7/apache-tomcat-6.0.18_base/conf/tomcat-users.xml</text:span></text:p>
        </text:list-item>
        <text:list-item>
          <text:p text:style-name="P5"><text:span text:style-name="T10">Netbeans ya tiene configuradas las variables de entorno CATALINA_HOME y CATALINA_BASE.</text:span></text:p>
          <text:list>
            <text:list-item>
              <text:p text:style-name="P5"><text:span text:style-name="T10">CATALINA_HOME = /usr/local/apache-tomcat-6.0.18</text:span></text:p>
            </text:list-item>
            <text:list-item>
              <text:p text:style-name="P5"><text:span text:style-name="T10">CATALINA_BASE = /home/guille/.netbeans/6.7/apache-tomcat-6.0.18_base</text:span></text:p>
            </text:list-item>
          </text:list>
        </text:list-item>
        <text:list-item>
          <text:p text:style-name="P7">Instalar axis2.war en carpeta: /home/guille/.netbeans/6.7/apache-tomcat-6.0.18_base/webapps</text:p>
        </text:list-item>
        <text:list-item>
          <text:p text:style-name="P7">Problema: El wsdl generado por el plugin para Axis2 de Netbeans parece ser que no es correcto. Los parámetros que se pasan en la URL al llamar al servicio web son ignorados por el servicio Axis2. El problema parece estar en la definición de los tipos de los parámetros en el wsdl.</text:p>
        </text:list-item>
        <text:list-item>
          <text:p text:style-name="P7">El siguiente paso será generar el wsdl utilizando la herramienta java2wsdl que viene con la distribución binaria de Axis2, en lugar de usar el plugin de Netbeans para Axis2.</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09T22:54:52</meta:creation-date>
    <dc:date>2010-05-23T16:44:48</dc:date>
    <meta:editing-duration>PT03H25M54S</meta:editing-duration>
    <meta:editing-cycles>39</meta:editing-cycles>
    <meta:generator>OpenOffice.org/3.2$Linux OpenOffice.org_project/320m12$Build-9483</meta:generator>
    <meta:document-statistic meta:table-count="0" meta:image-count="0" meta:object-count="0" meta:page-count="1" meta:paragraph-count="12" meta:word-count="169" meta:character-count="1206"/>
    <meta:user-defined meta:name="Info 1"/>
    <meta:user-defined meta:name="Info 2"/>
    <meta:user-defined meta:name="Info 3"/>
    <meta:user-defined meta:name="Info 4"/>
  </office:meta>
</office:document-meta>
</file>